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96d923" style:parent-style-name="Standard">
      <style:paragraph-properties fo:margin-bottom="4.23mm" fo:margin-top="0.0mm"/>
    </style:style>
    <style:style style:family="table-cell" style:name="a76fa27">
      <style:table-cell-properties fo:border-bottom="0.26mm solid #000000" fo:border-left="none" fo:border-right="0.26mm solid #000000" fo:border-top="none" fo:padding-bottom="0.0mm" fo:padding-left="1.23mm" fo:padding-right="1.23mm" fo:padding-top="0.0mm" style:vertical-align="top"/>
    </style:style>
    <style:style style:family="paragraph" style:name="a9962c5" style:parent-style-name="Standard">
      <style:paragraph-properties fo:margin-left="12.51mm" fo:margin-right="0.0mm" fo:text-indent="0.0mm"/>
    </style:style>
    <style:style style:family="table-cell" style:name="a9c2a95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79057b">
      <style:table-row-properties style:row-height="4.23mm"/>
    </style:style>
    <style:style style:family="text" style:name="a38061a" style:parent-style-name="FeldZ">
      <style:text-properties style:font-name-asian="Arial"/>
    </style:style>
    <style:style style:family="paragraph" style:name="a1c06dc" style:parent-style-name="Standard">
      <style:paragraph-properties fo:border-bottom="0.26mm dotted #000000" fo:border-left="none" fo:border-right="none" fo:border-top="none" fo:margin-bottom="0.0mm" fo:margin-left="0.0mm" fo:margin-right="7.5mm" fo:margin-top="10.58mm" fo:padding-bottom="0.35mm" fo:padding-left="0.0mm" fo:padding-right="0.0mm" fo:padding-top="0.0mm" fo:text-indent="0.0mm"/>
      <style:text-properties/>
    </style:style>
    <style:style style:family="table-cell" style:name="aa1cc78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c0755a" style:parent-style-name="FeldZ">
      <style:text-properties style:font-name-asian="Arial"/>
    </style:style>
    <style:style style:family="paragraph" style:name="a335f6d" style:parent-style-name="Standard">
      <style:paragraph-properties fo:border-bottom="0.26mm dotted #000000" fo:border-left="none" fo:border-right="none" fo:border-top="none" fo:margin-bottom="0.0mm" fo:margin-left="12.51mm" fo:margin-right="6.26mm" fo:margin-top="10.58mm" fo:padding-bottom="0.35mm" fo:padding-left="0.0mm" fo:padding-right="0.0mm" fo:padding-top="0.0mm" fo:text-indent="0.0mm"/>
      <style:text-properties/>
    </style:style>
    <style:style style:family="table-cell" style:name="afe2877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6d3d13">
      <style:table-row-properties style:row-height="14.82mm"/>
    </style:style>
    <style:style style:family="text" style:name="ace19ef">
      <style:text-properties fo:font-weight="bold" style:font-weight-asian="bold"/>
    </style:style>
    <style:style style:family="paragraph" style:name="adbe648" style:parent-style-name="Standard">
      <style:paragraph-properties fo:margin-bottom="0.0mm" fo:margin-top="2.12mm"/>
      <style:text-properties/>
    </style:style>
    <style:style style:family="table-cell" style:name="a31fa3c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057f79">
      <style:table-row-properties style:row-height="9.17mm"/>
    </style:style>
    <style:style style:family="paragraph" style:list-style-name="WW8Num12" style:name="a5e95ea" style:parent-style-name="Standard">
      <style:paragraph-properties fo:margin-bottom="2.12mm" fo:margin-top="2.12mm"/>
    </style:style>
    <style:style style:family="paragraph" style:list-style-name="WW8Num12" style:name="ad5ab8d" style:parent-style-name="Standard">
      <style:paragraph-properties fo:margin-bottom="0.0mm" fo:margin-top="2.12mm"/>
    </style:style>
    <style:style style:family="paragraph" style:list-style-name="WW8Num12" style:name="aeaa0a3" style:parent-style-name="Standard">
      <style:paragraph-properties fo:margin-bottom="0.0mm" fo:margin-top="2.12mm"/>
    </style:style>
    <style:style style:family="paragraph" style:list-style-name="WW8Num12" style:name="a283dd5" style:parent-style-name="Standard">
      <style:paragraph-properties fo:margin-bottom="0.0mm" fo:margin-top="2.12mm"/>
    </style:style>
    <style:style style:family="table-cell" style:name="add05e0">
      <style:table-cell-properties fo:border-bottom="none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9aa928">
      <style:table-row-properties style:row-height="9.21mm"/>
    </style:style>
    <style:style style:family="paragraph" style:name="a39369c" style:parent-style-name="Standard">
      <style:paragraph-properties fo:margin-bottom="2.12mm" fo:margin-left="0.0mm" fo:margin-right="0.0mm" fo:margin-top="2.12mm" fo:text-indent="-12.89mm">
        <style:tab-stops>
          <style:tab-stop style:position="1.251cm"/>
        </style:tab-stops>
      </style:paragraph-properties>
    </style:style>
    <style:style style:family="text" style:name="a7d47a4">
      <style:text-properties fo:font-weight="bold" style:font-weight-asian="bold"/>
    </style:style>
    <style:style style:family="paragraph" style:name="a104e93" style:parent-style-name="Standard">
      <style:paragraph-properties fo:margin-bottom="2.12mm" fo:margin-top="2.12mm"/>
      <style:text-properties/>
    </style:style>
    <style:style style:family="table-cell" style:name="a11f7b2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329ae1">
      <style:table-row-properties style:row-height="3.0mm"/>
    </style:style>
    <style:style style:family="text" style:name="aa2583d">
      <style:text-properties fo:country="US" fo:language="en"/>
    </style:style>
    <style:style style:family="paragraph" style:name="a7146f6" style:parent-style-name="Standard">
      <style:paragraph-properties fo:margin-bottom="2.12mm" fo:margin-top="2.12mm"/>
      <style:text-properties/>
    </style:style>
    <style:style style:family="paragraph" style:name="aee675c" style:parent-style-name="Standard">
      <style:paragraph-properties fo:margin-bottom="0.0mm" fo:margin-top="2.12mm"/>
    </style:style>
    <style:style style:family="table-cell" style:name="a52fc3e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01abac">
      <style:table-row-properties style:row-height="8.47mm"/>
    </style:style>
    <style:style style:family="paragraph" style:name="a1b540f" style:parent-style-name="Standard">
      <style:paragraph-properties fo:margin-bottom="0.0mm" fo:margin-top="2.12mm"/>
    </style:style>
    <style:style style:family="text" style:name="a4aa23c">
      <style:text-properties style:text-underline-style="solid"/>
    </style:style>
    <style:style style:family="paragraph" style:name="ac35a8b" style:parent-style-name="Standard">
      <style:paragraph-properties fo:margin-bottom="0.0mm" fo:margin-top="2.12mm"/>
      <style:text-properties/>
    </style:style>
    <style:style style:family="table-cell" style:name="a7327d6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c44ca7">
      <style:table-row-properties style:row-height="8.47mm"/>
    </style:style>
    <style:style style:family="paragraph" style:name="ab23dd4" style:parent-style-name="Standard">
      <style:paragraph-properties fo:margin-bottom="0.0mm" fo:margin-top="2.12mm"/>
    </style:style>
    <style:style style:family="table-cell" style:name="a6c7286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4d1ffc" style:parent-style-name="FeldZ">
      <style:text-properties style:font-name="Arial" style:font-name-complex="Arial"/>
    </style:style>
    <style:style style:family="text" style:name="a7bbac3" style:parent-style-name="FeldZ">
      <style:text-properties style:font-name="Arial" style:font-name-asian="Arial" style:font-name-complex="Arial"/>
    </style:style>
    <style:style style:family="paragraph" style:name="a9861fa" style:parent-style-name="Standard">
      <style:paragraph-properties fo:border-bottom="0.26mm dotted #000000" fo:border-left="none" fo:border-right="none" fo:border-top="none" fo:margin-bottom="0.0mm" fo:margin-top="2.12mm" fo:padding-bottom="0.35mm" fo:padding-left="0.0mm" fo:padding-right="0.0mm" fo:padding-top="0.0mm" fo:text-align="right"/>
      <style:text-properties/>
    </style:style>
    <style:style style:family="table-cell" style:name="a61ca76">
      <style:table-cell-properties fo:border-bottom="none" fo:border-left="none" fo:border-right="none" fo:border-top="none" fo:padding-bottom="0.0mm" fo:padding-left="1.23mm" fo:padding-right="1.23mm" fo:padding-top="0.0mm" style:vertical-align="top"/>
    </style:style>
    <style:style style:family="paragraph" style:name="ac6f87c" style:parent-style-name="Standard">
      <style:paragraph-properties fo:margin-bottom="0.0mm" fo:margin-top="2.12mm">
        <style:tab-stops>
          <style:tab-stop style:position="1.251cm"/>
          <style:tab-stop style:position="5.502cm"/>
          <style:tab-stop style:position="8.502cm"/>
        </style:tab-stops>
      </style:paragraph-properties>
    </style:style>
    <style:style style:family="table-cell" style:name="a1cd0f4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25eb06">
      <style:table-row-properties style:row-height="8.47mm"/>
    </style:style>
    <style:style style:family="text" style:name="a26d5a4">
      <style:text-properties fo:font-weight="bold" style:font-weight-asian="bold"/>
    </style:style>
    <style:style style:family="text" style:name="a6530f1">
      <style:text-properties fo:font-weight="bold" style:font-weight-asian="bold"/>
    </style:style>
    <style:style style:family="paragraph" style:name="a61a971" style:parent-style-name="Standard">
      <style:paragraph-properties fo:margin-bottom="0.0mm" fo:margin-top="2.12mm"/>
      <style:text-properties/>
    </style:style>
    <style:style style:family="table-cell" style:name="a4a2d51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9f649d">
      <style:table-row-properties style:row-height="8.47mm"/>
    </style:style>
    <style:style style:family="table-cell" style:name="a939a9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61a50b" style:parent-style-name="Standard">
      <style:paragraph-properties fo:margin-bottom="0.0mm" fo:margin-top="2.12mm"/>
    </style:style>
    <style:style style:family="table-cell" style:name="a12c012">
      <style:table-cell-properties fo:border-bottom="0.26mm dotted #000000" fo:border-left="0.26mm dotted #000000" fo:border-right="none" fo:border-top="0.26mm solid #000000" fo:padding-bottom="0.0mm" fo:padding-left="1.23mm" fo:padding-right="1.23mm" fo:padding-top="0.0mm" style:vertical-align="top"/>
    </style:style>
    <style:style style:family="paragraph" style:name="a23d849" style:parent-style-name="Standard">
      <style:paragraph-properties fo:text-align="right"/>
    </style:style>
    <style:style style:family="table-cell" style:name="a97c100">
      <style:table-cell-properties fo:border-bottom="0.26mm dotted #00000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f7ffe3">
      <style:table-row-properties style:row-height="0.41mm"/>
    </style:style>
    <style:style style:family="table-cell" style:name="a7ff570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30cdd2" style:parent-style-name="FeldZ">
      <style:text-properties style:font-name="Arial" style:font-name-complex="Arial"/>
    </style:style>
    <style:style style:family="text" style:name="aa2cb35" style:parent-style-name="FeldZ">
      <style:text-properties style:font-name="Arial" style:font-name-asian="Arial" style:font-name-complex="Arial"/>
    </style:style>
    <style:style style:family="text" style:name="a1af201">
      <style:text-properties style:font-name-asian="Arial"/>
    </style:style>
    <style:style style:family="paragraph" style:name="a54e5ff" style:parent-style-name="Standard">
      <style:paragraph-properties fo:margin-bottom="2.12mm" fo:margin-top="2.12mm"/>
      <style:text-properties/>
    </style:style>
    <style:style style:family="table-cell" style:name="a813955">
      <style:table-cell-properties fo:border-bottom="0.26mm solid #00000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ff5af1" style:parent-style-name="Standard">
      <style:paragraph-properties fo:margin-bottom="2.12mm" fo:margin-top="0.0mm" fo:text-align="right"/>
    </style:style>
    <style:style style:family="paragraph" style:name="a8ef1a3" style:parent-style-name="Standard">
      <style:paragraph-properties fo:margin-bottom="0.0mm" fo:margin-top="2.12mm" fo:text-align="right"/>
    </style:style>
    <style:style style:family="table-cell" style:name="ac3357d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11256e">
      <style:table-row-properties style:row-height="8.31mm"/>
    </style:style>
    <style:style style:family="table-cell" style:name="a25305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ced7b" style:parent-style-name="FeldZ">
      <style:text-properties style:font-name="Arial" style:font-name-complex="Arial"/>
    </style:style>
    <style:style style:family="text" style:name="a4bf6e5" style:parent-style-name="FeldZ">
      <style:text-properties style:font-name="Arial" style:font-name-asian="Arial" style:font-name-complex="Arial"/>
    </style:style>
    <style:style style:family="text" style:name="a8e8d87">
      <style:text-properties style:font-name-asian="Arial"/>
    </style:style>
    <style:style style:family="paragraph" style:name="ae19805" style:parent-style-name="Standard">
      <style:paragraph-properties fo:margin-bottom="0.0mm" fo:margin-top="2.12mm"/>
      <style:text-properties/>
    </style:style>
    <style:style style:family="table-cell" style:name="a8594a1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c055cc" style:parent-style-name="Standard">
      <style:paragraph-properties fo:margin-bottom="0.0mm" fo:margin-top="2.12mm" fo:text-align="right"/>
    </style:style>
    <style:style style:family="table-cell" style:name="a1d0903">
      <style:table-cell-properties fo:border-bottom="0.26mm solid #80808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c0e921">
      <style:table-row-properties style:row-height="8.47mm"/>
    </style:style>
    <style:style style:family="table-cell" style:name="a570265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f5eb1a" style:parent-style-name="FeldZ">
      <style:text-properties style:font-name="Arial" style:font-name-complex="Arial"/>
    </style:style>
    <style:style style:family="text" style:name="a083d2e" style:parent-style-name="FeldZ">
      <style:text-properties style:font-name="Arial" style:font-name-asian="Arial" style:font-name-complex="Arial"/>
    </style:style>
    <style:style style:family="text" style:name="a7a9a2d">
      <style:text-properties style:font-name-asian="Arial"/>
    </style:style>
    <style:style style:family="paragraph" style:name="a8d63ec" style:parent-style-name="Standard">
      <style:paragraph-properties fo:margin-bottom="0.0mm" fo:margin-top="2.12mm"/>
      <style:text-properties/>
    </style:style>
    <style:style style:family="table-cell" style:name="a83e306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104c08" style:parent-style-name="Standard">
      <style:paragraph-properties fo:margin-bottom="0.0mm" fo:margin-top="2.12mm" fo:text-align="right"/>
    </style:style>
    <style:style style:family="table-cell" style:name="a4eb1d8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826d9c">
      <style:table-row-properties style:row-height="8.47mm"/>
    </style:style>
    <style:style style:family="table-cell" style:name="ab75a6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62b5d6" style:parent-style-name="FeldZ">
      <style:text-properties style:font-name="Arial" style:font-name-complex="Arial"/>
    </style:style>
    <style:style style:family="text" style:name="a089a35" style:parent-style-name="FeldZ">
      <style:text-properties style:font-name="Arial" style:font-name-asian="Arial" style:font-name-complex="Arial"/>
    </style:style>
    <style:style style:family="text" style:name="a22b65d">
      <style:text-properties style:font-name-asian="Arial"/>
    </style:style>
    <style:style style:family="paragraph" style:name="ade995e" style:parent-style-name="Standard">
      <style:paragraph-properties fo:margin-bottom="0.0mm" fo:margin-top="2.12mm"/>
      <style:text-properties/>
    </style:style>
    <style:style style:family="table-cell" style:name="a11638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b89c4e" style:parent-style-name="Standard">
      <style:paragraph-properties fo:margin-bottom="0.0mm" fo:margin-top="2.12mm" fo:text-align="right"/>
    </style:style>
    <style:style style:family="table-cell" style:name="aab4ea0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14113a">
      <style:table-row-properties style:row-height="8.47mm"/>
    </style:style>
    <style:style style:family="table-cell" style:name="af0cff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2a89f7" style:parent-style-name="FeldZ">
      <style:text-properties style:font-name="Arial" style:font-name-complex="Arial"/>
    </style:style>
    <style:style style:family="text" style:name="a552946" style:parent-style-name="FeldZ">
      <style:text-properties style:font-name="Arial" style:font-name-asian="Arial" style:font-name-complex="Arial"/>
    </style:style>
    <style:style style:family="text" style:name="ad343c3">
      <style:text-properties style:font-name-asian="Arial"/>
    </style:style>
    <style:style style:family="paragraph" style:name="a3585e8" style:parent-style-name="Standard">
      <style:paragraph-properties fo:margin-bottom="0.0mm" fo:margin-top="2.12mm"/>
      <style:text-properties/>
    </style:style>
    <style:style style:family="table-cell" style:name="aad5bf8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cf2c45" style:parent-style-name="Standard">
      <style:paragraph-properties fo:margin-bottom="0.0mm" fo:margin-top="2.12mm" fo:text-align="right"/>
    </style:style>
    <style:style style:family="table-cell" style:name="adaf9ca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f068c0">
      <style:table-row-properties style:row-height="8.47mm"/>
    </style:style>
    <style:style style:family="table-cell" style:name="ae4ca8a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3aff2a" style:parent-style-name="FeldZ">
      <style:text-properties style:font-name="Arial" style:font-name-complex="Arial"/>
    </style:style>
    <style:style style:family="text" style:name="a316f0b" style:parent-style-name="FeldZ">
      <style:text-properties style:font-name="Arial" style:font-name-asian="Arial" style:font-name-complex="Arial"/>
    </style:style>
    <style:style style:family="text" style:name="aa87e66">
      <style:text-properties style:font-name-asian="Arial"/>
    </style:style>
    <style:style style:family="paragraph" style:name="a1b261e" style:parent-style-name="Standard">
      <style:paragraph-properties fo:margin-bottom="0.0mm" fo:margin-top="2.12mm"/>
      <style:text-properties/>
    </style:style>
    <style:style style:family="table-cell" style:name="a0bed63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885957" style:parent-style-name="Standard">
      <style:paragraph-properties fo:margin-bottom="0.0mm" fo:margin-top="2.12mm" fo:text-align="right"/>
    </style:style>
    <style:style style:family="table-cell" style:name="ac82f8a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def674">
      <style:table-row-properties style:row-height="8.47mm"/>
    </style:style>
    <style:style style:family="table-cell" style:name="aaa726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ff123" style:parent-style-name="FeldZ">
      <style:text-properties style:font-name="Arial" style:font-name-complex="Arial"/>
    </style:style>
    <style:style style:family="text" style:name="a6334ff" style:parent-style-name="FeldZ">
      <style:text-properties style:font-name="Arial" style:font-name-asian="Arial" style:font-name-complex="Arial"/>
    </style:style>
    <style:style style:family="text" style:name="aa5260c">
      <style:text-properties style:font-name-asian="Arial"/>
    </style:style>
    <style:style style:family="paragraph" style:name="a1a4583" style:parent-style-name="Standard">
      <style:paragraph-properties fo:margin-bottom="0.0mm" fo:margin-top="2.12mm"/>
      <style:text-properties/>
    </style:style>
    <style:style style:family="table-cell" style:name="ae1614d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01a7c6" style:parent-style-name="Standard">
      <style:paragraph-properties fo:margin-bottom="0.0mm" fo:margin-top="2.12mm" fo:text-align="right"/>
    </style:style>
    <style:style style:family="table-cell" style:name="aadbfd6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13fbd3">
      <style:table-row-properties style:row-height="8.47mm"/>
    </style:style>
    <style:style style:family="table-cell" style:name="a9a444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be9fc" style:parent-style-name="FeldZ">
      <style:text-properties style:font-name="Arial" style:font-name-complex="Arial"/>
    </style:style>
    <style:style style:family="text" style:name="a868545" style:parent-style-name="FeldZ">
      <style:text-properties style:font-name="Arial" style:font-name-asian="Arial" style:font-name-complex="Arial"/>
    </style:style>
    <style:style style:family="text" style:name="a0e9594">
      <style:text-properties style:font-name-asian="Arial"/>
    </style:style>
    <style:style style:family="paragraph" style:name="a0c147e" style:parent-style-name="Standard">
      <style:paragraph-properties fo:margin-bottom="0.0mm" fo:margin-top="2.12mm"/>
      <style:text-properties/>
    </style:style>
    <style:style style:family="table-cell" style:name="aca5e8c">
      <style:table-cell-properties fo:border-bottom="0.26mm solid #808080" fo:border-left="0.26mm dotted #000000" fo:border-right="none" fo:border-top="none" fo:padding-bottom="0.0mm" fo:padding-left="1.23mm" fo:padding-right="1.23mm" fo:padding-top="0.0mm" style:vertical-align="top"/>
    </style:style>
    <style:style style:family="paragraph" style:name="a3be2a1" style:parent-style-name="Standard">
      <style:paragraph-properties fo:margin-bottom="0.0mm" fo:margin-top="2.12mm" fo:text-align="right"/>
    </style:style>
    <style:style style:family="table-cell" style:name="a988d9f">
      <style:table-cell-properties fo:border-bottom="0.26mm dotte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a3b626">
      <style:table-row-properties style:row-height="8.47mm"/>
    </style:style>
    <style:style style:family="paragraph" style:name="a5b25b3" style:parent-style-name="Standard">
      <style:text-properties fo:font-weight="bold" style:font-weight-asian="bold"/>
    </style:style>
    <style:style style:family="table-cell" style:name="a9607b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b4095">
      <style:text-properties fo:font-weight="bold" style:font-weight-asian="bold"/>
    </style:style>
    <style:style style:family="paragraph" style:name="aa68047" style:parent-style-name="Standard">
      <style:paragraph-properties fo:margin-bottom="0.0mm" fo:margin-top="2.12mm"/>
      <style:text-properties/>
    </style:style>
    <style:style style:family="table-cell" style:name="a075457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a52abe">
      <style:table-row-properties style:row-height="8.47mm"/>
    </style:style>
    <style:style style:family="paragraph" style:name="ab6c1d4" style:parent-style-name="Standard">
      <style:text-properties fo:font-weight="bold" style:font-weight-asian="bold"/>
    </style:style>
    <style:style style:family="table-cell" style:name="a336b1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05c2d" style:parent-style-name="FeldZ">
      <style:text-properties style:font-name="Arial" style:font-name-complex="Arial"/>
    </style:style>
    <style:style style:family="text" style:name="a5d3bcf" style:parent-style-name="FeldZ">
      <style:text-properties style:font-name="Arial" style:font-name-asian="Arial" style:font-name-complex="Arial"/>
    </style:style>
    <style:style style:family="paragraph" style:name="a4f744c" style:parent-style-name="Standard">
      <style:paragraph-properties fo:margin-bottom="0.0mm" fo:margin-left="12.51mm" fo:margin-right="0.0mm" fo:margin-top="2.12mm" fo:text-indent="0.0mm"/>
      <style:text-properties/>
    </style:style>
    <style:style style:family="table-cell" style:name="aa049cd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459aaf">
      <style:table-row-properties style:row-height="10.41mm"/>
    </style:style>
    <style:style style:family="paragraph" style:name="a168e4a" style:parent-style-name="Standard">
      <style:text-properties fo:font-weight="bold" style:font-weight-asian="bold"/>
    </style:style>
    <style:style style:family="table-cell" style:name="a29fd1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c3562">
      <style:text-properties fo:font-weight="bold" style:font-weight-asian="bold"/>
    </style:style>
    <style:style style:family="paragraph" style:name="ac144dd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able-cell" style:name="a763ede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8d65ee">
      <style:table-row-properties style:row-height="12.7mm"/>
    </style:style>
    <style:style style:family="paragraph" style:name="ad98f22" style:parent-style-name="Standard">
      <style:text-properties fo:font-weight="bold" style:font-weight-asian="bold"/>
    </style:style>
    <style:style style:family="table-cell" style:name="a1325d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734030">
      <style:text-properties style:font-name-asian="Arial"/>
    </style:style>
    <style:style style:family="text" style:name="aa31517">
      <style:text-properties fo:country="US" fo:language="en"/>
    </style:style>
    <style:style style:family="paragraph" style:name="a3302d9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ca1c7a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8ad292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577c13" style:parent-style-name="Standard">
      <style:paragraph-properties fo:margin-bottom="2.12mm" fo:margin-top="2.12mm">
        <style:tab-stops>
          <style:tab-stop style:position="6.251cm"/>
          <style:tab-stop style:position="13.503cm"/>
        </style:tab-stops>
      </style:paragraph-properties>
    </style:style>
    <style:style style:family="text" style:name="a0b55cc">
      <style:text-properties style:font-name-asian="Arial"/>
    </style:style>
    <style:style style:family="text" style:name="a301539">
      <style:text-properties fo:country="US" fo:language="en"/>
    </style:style>
    <style:style style:family="paragraph" style:name="ab3f55c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1e9fab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3ac917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ext" style:name="abb2b21">
      <style:text-properties style:font-name-asian="Arial"/>
    </style:style>
    <style:style style:family="text" style:name="a84dcbe">
      <style:text-properties fo:country="US" fo:language="en"/>
    </style:style>
    <style:style style:family="paragraph" style:name="a2431cd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eb1bcb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e17772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586796">
      <style:table-row-properties style:row-height="12.7mm"/>
    </style:style>
    <style:style style:family="paragraph" style:name="a9c06bb" style:parent-style-name="Standard">
      <style:text-properties fo:font-weight="bold" style:font-weight-asian="bold"/>
    </style:style>
    <style:style style:family="table-cell" style:name="adda83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2da93b">
      <style:text-properties fo:font-size="9.0pt" style:font-size-asian="9.0pt"/>
    </style:style>
    <style:style style:family="text" style:name="a641b4e">
      <style:text-properties fo:font-weight="bold" style:font-weight-asian="bold"/>
    </style:style>
    <style:style style:family="paragraph" style:name="ac52f86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ext" style:name="a1f0718">
      <style:text-properties fo:font-weight="bold" style:font-weight-asian="bold"/>
    </style:style>
    <style:style style:family="paragraph" style:name="a5394f5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fef355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928064">
      <style:table-row-properties style:row-height="1.31mm"/>
    </style:style>
    <style:style style:family="paragraph" style:name="ad694e7" style:parent-style-name="Standard">
      <style:text-properties fo:font-weight="bold" style:font-weight-asian="bold"/>
    </style:style>
    <style:style style:family="table-cell" style:name="ae1700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7395b0">
      <style:text-properties fo:font-weight="bold" style:font-weight-asian="bold"/>
    </style:style>
    <style:style style:family="text" style:name="ac51721">
      <style:text-properties fo:font-weight="bold" style:font-weight-asian="bold"/>
    </style:style>
    <style:style style:family="paragraph" style:name="a4228e3" style:parent-style-name="Standard">
      <style:paragraph-properties fo:margin-bottom="2.12mm" fo:margin-left="12.51mm" fo:margin-right="0.0mm" fo:margin-top="2.12mm" fo:text-indent="0.0mm">
        <style:tab-stops>
          <style:tab-stop style:position="1.251cm"/>
          <style:tab-stop style:position="19.253cm"/>
        </style:tab-stops>
      </style:paragraph-properties>
      <style:text-properties/>
    </style:style>
    <style:style style:family="text" style:name="afd9ab3">
      <style:text-properties fo:font-weight="bold" style:font-weight-asian="bold"/>
    </style:style>
    <style:style style:family="text" style:name="ad52f4e">
      <style:text-properties fo:font-weight="bold" style:font-weight-asian="bold"/>
    </style:style>
    <style:style style:family="paragraph" style:name="a55a9e7" style:parent-style-name="Standard">
      <style:paragraph-properties fo:margin-bottom="2.12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54ce6b">
      <style:text-properties fo:font-weight="bold" style:font-weight-asian="bold"/>
    </style:style>
    <style:style style:family="text" style:name="ad32df6">
      <style:text-properties fo:country="GB" fo:font-weight="bold" fo:language="en" style:font-weight-asian="bold"/>
    </style:style>
    <style:style style:family="paragraph" style:name="ae6083e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53b549">
      <style:text-properties fo:country="GB" fo:font-weight="bold" fo:language="en" style:font-weight-asian="bold"/>
    </style:style>
    <style:style style:family="text" style:name="a665961">
      <style:text-properties fo:country="GB" fo:font-weight="bold" fo:language="en" style:font-weight-asian="bold"/>
    </style:style>
    <style:style style:family="text" style:name="ac81348">
      <style:text-properties fo:country="GB" fo:font-weight="bold" fo:language="en" style:font-weight-asian="bold"/>
    </style:style>
    <style:style style:family="text" style:name="ab1e5a8">
      <style:text-properties fo:font-weight="bold" style:font-weight-asian="bold"/>
    </style:style>
    <style:style style:family="paragraph" style:name="acd2fa8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408b4e">
      <style:text-properties fo:font-weight="bold" style:font-weight-asian="bold"/>
    </style:style>
    <style:style style:family="paragraph" style:name="ad0ed01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698f99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faa7e7">
      <style:table-row-properties style:row-height="12.7mm"/>
    </style:style>
    <style:style style:family="table-cell" style:name="a8dbf5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cc54f4" style:parent-style-name="Standard">
      <style:paragraph-properties fo:margin-bottom="0.0mm" fo:margin-top="2.12mm"/>
    </style:style>
    <style:style style:family="paragraph" style:name="ad010a3" style:parent-style-name="Standard">
      <style:paragraph-properties fo:margin-bottom="0.0mm" fo:margin-top="2.12mm"/>
    </style:style>
    <style:style style:family="table-cell" style:name="aacf567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bc52fb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fc374e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25854f" style:parent-style-name="Standard">
      <style:paragraph-properties fo:margin-bottom="0.0mm" fo:margin-left="-1.23mm" fo:margin-right="0.0mm" fo:margin-top="2.12mm" fo:text-align="center" fo:text-indent="0.0mm"/>
    </style:style>
    <style:style style:family="table-cell" style:name="ad2df5c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d141be" style:parent-style-name="FeldZ">
      <style:text-properties style:font-name="Arial" style:font-name-complex="Arial"/>
    </style:style>
    <style:style style:family="paragraph" style:name="a794fda" style:parent-style-name="Standard">
      <style:paragraph-properties fo:margin-bottom="0.0mm" fo:margin-top="2.12mm" fo:text-align="center"/>
      <style:text-properties/>
    </style:style>
    <style:style style:family="table-cell" style:name="aee914e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de616c">
      <style:table-row-properties style:row-height="15.26mm"/>
    </style:style>
    <style:style style:family="table-cell" style:name="a63a977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da0f7f" style:parent-style-name="FeldZ">
      <style:text-properties style:font-name="Arial" style:font-name-complex="Arial"/>
    </style:style>
    <style:style style:family="text" style:name="a42d096" style:parent-style-name="FeldZ">
      <style:text-properties style:font-name="Arial" style:font-name-asian="Arial" style:font-name-complex="Arial"/>
    </style:style>
    <style:style style:family="paragraph" style:name="ada73a3" style:parent-style-name="Standard">
      <style:paragraph-properties fo:margin-bottom="2.12mm" fo:margin-left="12.51mm" fo:margin-right="0.0mm" fo:margin-top="2.12mm" fo:text-indent="0.0mm"/>
      <style:text-properties/>
    </style:style>
    <style:style style:family="table-cell" style:name="a122d91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3b7027">
      <style:table-row-properties style:row-height="9.6mm"/>
    </style:style>
    <style:style style:family="paragraph" style:name="a6fda32" style:parent-style-name="Standard">
      <style:text-properties fo:font-weight="bold" style:font-weight-asian="bold"/>
    </style:style>
    <style:style style:family="table-cell" style:name="a237bb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326f0d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677cdb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b9aaf6">
      <style:table-row-properties style:row-height="8.47mm"/>
    </style:style>
    <style:style style:family="table-cell" style:name="aedcd8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graphic" style:name="a420f5b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y="1.01mm"/>
    </style:style>
    <style:style style:family="paragraph" style:name="afa9446" style:parent-style-name="Standard">
      <style:paragraph-properties fo:line-height="150%" fo:margin-bottom="0.0mm" fo:margin-top="2.12mm">
        <style:tab-stops>
          <style:tab-stop style:position="4.129cm"/>
        </style:tab-stops>
      </style:paragraph-properties>
      <style:text-properties fo:font-size="9.0pt" style:font-size-asian="9.0pt"/>
    </style:style>
    <style:style style:family="text" style:name="abff3fc">
      <style:text-properties style:font-name-asian="Arial"/>
    </style:style>
    <style:style style:family="text" style:name="a5fd8fb">
      <style:text-properties fo:font-weight="bold" style:font-weight-asian="bold"/>
    </style:style>
    <style:style style:family="paragraph" style:name="a2723ee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  <style:text-properties fo:font-weight="bold" style:font-weight-asian="bold"/>
    </style:style>
    <style:style style:family="text" style:name="a8bc0fc">
      <style:text-properties fo:font-size="9.0pt" style:font-size-asian="9.0pt"/>
    </style:style>
    <style:style style:family="graphic" style:name="a011713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y="1.01mm"/>
    </style:style>
    <style:style style:family="graphic" style:name="a2c1247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39.48mm" svg:y="1.01mm"/>
    </style:style>
    <style:style style:family="paragraph" style:name="aeb8adf" style:parent-style-name="Standard">
      <style:paragraph-properties fo:margin-bottom="0.0mm" fo:margin-top="1.41mm">
        <style:tab-stops>
          <style:tab-stop style:position="4.129cm"/>
        </style:tab-stops>
      </style:paragraph-properties>
      <style:text-properties/>
    </style:style>
    <style:style style:family="text" style:name="ab8c030">
      <style:text-properties fo:country="US" fo:font-weight="bold" fo:language="en" style:font-weight-asian="bold"/>
    </style:style>
    <style:style style:family="text" style:name="a50a087">
      <style:text-properties fo:country="US" fo:font-weight="bold" fo:language="en" style:font-weight-asian="bold"/>
    </style:style>
    <style:style style:family="text" style:name="a7256e1">
      <style:text-properties fo:country="US" fo:font-weight="bold" fo:language="en" style:font-name-asian="Arial" style:font-weight-asian="bold"/>
    </style:style>
    <style:style style:family="paragraph" style:name="aa74cc2" style:parent-style-name="Standard">
      <style:paragraph-properties fo:margin-bottom="0.0mm" fo:margin-top="2.12mm">
        <style:tab-stops>
          <style:tab-stop style:position="4.129cm"/>
        </style:tab-stops>
      </style:paragraph-properties>
      <style:text-properties/>
    </style:style>
    <style:style style:family="paragraph" style:name="ae8ab53" style:parent-style-name="Standard">
      <style:paragraph-properties fo:margin-bottom="0.0mm" fo:margin-top="2.12mm"/>
      <style:text-properties fo:font-size="9.0pt" style:font-size-asian="9.0pt"/>
    </style:style>
    <style:style style:family="text" style:name="a8f6910">
      <style:text-properties style:font-name-asian="Arial"/>
    </style:style>
    <style:style style:family="text" style:name="ab3824f">
      <style:text-properties fo:country="US" fo:font-weight="bold" fo:language="en" style:font-weight-asian="bold"/>
    </style:style>
    <style:style style:family="paragraph" style:name="a15794c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0ae272" style:parent-style-name="Standard">
      <style:paragraph-properties fo:margin-bottom="0.0mm" fo:margin-top="2.12mm"/>
      <style:text-properties fo:font-size="9.0pt" style:font-size-asian="9.0pt"/>
    </style:style>
    <style:style style:family="text" style:name="a300ce6">
      <style:text-properties style:font-name-asian="Arial"/>
    </style:style>
    <style:style style:family="text" style:name="a31fe6c">
      <style:text-properties fo:country="US" fo:font-weight="bold" fo:language="en" style:font-weight-asian="bold"/>
    </style:style>
    <style:style style:family="paragraph" style:name="acd7492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ext" style:name="a8681ee">
      <style:text-properties fo:font-size="9.0pt" style:font-size-asian="9.0pt"/>
    </style:style>
    <style:style style:family="paragraph" style:name="a0ebcef" style:parent-style-name="Standard">
      <style:paragraph-properties fo:margin-bottom="0.0mm" fo:margin-top="1.76mm"/>
      <style:text-properties/>
    </style:style>
    <style:style style:family="text" style:name="a099cd4">
      <style:text-properties style:font-name-asian="Arial"/>
    </style:style>
    <style:style style:family="text" style:name="a4773ba">
      <style:text-properties fo:country="US" fo:font-weight="bold" fo:language="en" style:font-weight-asian="bold"/>
    </style:style>
    <style:style style:family="paragraph" style:name="a3a08a1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able-cell" style:name="af9a842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57bb53">
      <style:text-properties style:font-name-asian="Arial"/>
    </style:style>
    <style:style style:family="text" style:name="a6809dd">
      <style:text-properties fo:country="US" fo:font-weight="bold" fo:language="en" style:font-weight-asian="bold"/>
    </style:style>
    <style:style style:family="paragraph" style:name="accb237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ext" style:name="a09f71c">
      <style:text-properties style:font-name-asian="Arial"/>
    </style:style>
    <style:style style:family="text" style:name="a900e3a">
      <style:text-properties fo:country="US" fo:font-weight="bold" fo:language="en" style:font-weight-asian="bold"/>
    </style:style>
    <style:style style:family="paragraph" style:name="af863e4" style:parent-style-name="Standard">
      <style:text-properties fo:country="US" fo:font-weight="bold" fo:language="en" style:font-weight-asian="bold"/>
    </style:style>
    <style:style style:family="text" style:name="a2b2c6e">
      <style:text-properties style:font-name-asian="Arial"/>
    </style:style>
    <style:style style:family="text" style:name="a77153c">
      <style:text-properties fo:country="US" fo:font-weight="bold" fo:language="en" style:font-weight-asian="bold"/>
    </style:style>
    <style:style style:family="paragraph" style:name="a94fe90" style:parent-style-name="Standard">
      <style:text-properties fo:country="US" fo:font-weight="bold" fo:language="en" style:font-weight-asian="bold"/>
    </style:style>
    <style:style style:family="text" style:name="a8695ae">
      <style:text-properties style:font-name-asian="Arial"/>
    </style:style>
    <style:style style:family="text" style:name="a8f0c68">
      <style:text-properties fo:country="US" fo:font-weight="bold" fo:language="en" style:font-weight-asian="bold"/>
    </style:style>
    <style:style style:family="paragraph" style:name="a81c4f5" style:parent-style-name="Standard">
      <style:text-properties fo:country="US" fo:font-weight="bold" fo:language="en" style:font-weight-asian="bold"/>
    </style:style>
    <style:style style:family="text" style:name="a8178c2">
      <style:text-properties style:font-name-asian="Arial"/>
    </style:style>
    <style:style style:family="text" style:name="aeb8ed4">
      <style:text-properties fo:country="US" fo:font-weight="bold" fo:language="en" style:font-weight-asian="bold"/>
    </style:style>
    <style:style style:family="paragraph" style:name="a5a704e" style:parent-style-name="Standard">
      <style:text-properties fo:country="US" fo:font-weight="bold" fo:language="en" style:font-weight-asian="bold"/>
    </style:style>
    <style:style style:family="text" style:name="a8cf33e">
      <style:text-properties style:font-name-asian="Arial"/>
    </style:style>
    <style:style style:family="text" style:name="aa70c79">
      <style:text-properties fo:country="US" fo:font-weight="bold" fo:language="en" style:font-weight-asian="bold"/>
    </style:style>
    <style:style style:family="paragraph" style:name="af1afa8" style:parent-style-name="Standard">
      <style:text-properties fo:country="US" fo:font-weight="bold" fo:language="en" style:font-weight-asian="bold"/>
    </style:style>
    <style:style style:family="text" style:name="a0fdc57">
      <style:text-properties style:font-name-asian="Arial"/>
    </style:style>
    <style:style style:family="text" style:name="ad1ef07">
      <style:text-properties fo:country="US" fo:font-weight="bold" fo:language="en" style:font-weight-asian="bold"/>
    </style:style>
    <style:style style:family="paragraph" style:name="af93d90" style:parent-style-name="Standard">
      <style:text-properties fo:country="US" fo:font-weight="bold" fo:language="en" style:font-weight-asian="bold"/>
    </style:style>
    <style:style style:family="text" style:name="add4c9e">
      <style:text-properties fo:font-size="9.0pt" style:font-size-asian="9.0pt"/>
    </style:style>
    <style:style style:family="graphic" style:name="aad47ee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86.75mm" svg:y="7.0mm"/>
    </style:style>
    <style:style style:family="graphic" style:name="ada518e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86.75mm" svg:y="19.0mm"/>
    </style:style>
    <style:style style:family="graphic" style:name="af30c55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ge-start-margin" style:vertical-pos="from-top" style:vertical-rel="paragraph" style:wrap="run-through" style:wrap-contour="false" svg:x="86.71mm" svg:y="30.71mm"/>
    </style:style>
    <style:style style:family="paragraph" style:name="ade0715" style:parent-style-name="Standard">
      <style:paragraph-properties fo:margin-bottom="0.0mm" fo:margin-top="2.12mm"/>
      <style:text-properties/>
    </style:style>
    <style:style style:family="table-cell" style:name="ae3fb5c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9c7ef3">
      <style:table-row-properties style:row-height="48.86mm"/>
    </style:style>
    <style:style style:family="table-cell" style:name="ad92f4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48d0a0" style:parent-style-name="Standard">
      <style:text-properties fo:font-weight="bold" style:font-weight-asian="bold"/>
    </style:style>
    <style:style style:family="paragraph" style:name="ab6109c" style:parent-style-name="Standard">
      <style:paragraph-properties fo:margin-bottom="0.0mm" fo:margin-top="2.12mm"/>
      <style:text-properties fo:font-size="9.0pt" style:font-size-asian="9.0pt"/>
    </style:style>
    <style:style style:family="table-cell" style:name="aae85c9">
      <style:table-cell-properties fo:border-bottom="0.26mm solid #808080" fo:border-left="0.26mm solid #808080" fo:border-right="none" fo:border-top="0.26mm solid #000000" fo:padding-bottom="0.0mm" fo:padding-left="1.23mm" fo:padding-right="1.23mm" fo:padding-top="0.0mm" style:vertical-align="top"/>
    </style:style>
    <style:style style:family="text" style:name="a751f1a">
      <style:text-properties style:font-name-asian="Arial"/>
    </style:style>
    <style:style style:family="text" style:name="aaada7c">
      <style:text-properties fo:country="US" fo:font-weight="bold" fo:language="en" style:font-weight-asian="bold"/>
    </style:style>
    <style:style style:family="paragraph" style:name="aef4466" style:parent-style-name="Standard">
      <style:paragraph-properties fo:margin-bottom="2.12mm" fo:margin-top="2.12mm"/>
      <style:text-properties fo:country="US" fo:font-weight="bold" fo:language="en" style:font-weight-asian="bold"/>
    </style:style>
    <style:style style:family="text" style:name="ae866c6">
      <style:text-properties style:font-name-asian="Arial"/>
    </style:style>
    <style:style style:family="text" style:name="a4e463f">
      <style:text-properties fo:country="US" fo:font-weight="bold" fo:language="en" style:font-weight-asian="bold"/>
    </style:style>
    <style:style style:family="paragraph" style:name="ae05c6a" style:parent-style-name="Standard">
      <style:text-properties fo:country="US" fo:font-weight="bold" fo:language="en" style:font-weight-asian="bold"/>
    </style:style>
    <style:style style:family="text" style:name="a5de7b4">
      <style:text-properties style:font-name-asian="Arial"/>
    </style:style>
    <style:style style:family="text" style:name="aa21268">
      <style:text-properties fo:country="US" fo:font-weight="bold" fo:language="en" style:font-weight-asian="bold"/>
    </style:style>
    <style:style style:family="paragraph" style:name="a4c5808" style:parent-style-name="Standard">
      <style:text-properties fo:country="US" fo:font-weight="bold" fo:language="en" style:font-weight-asian="bold"/>
    </style:style>
    <style:style style:family="text" style:name="ab32d7e">
      <style:text-properties style:font-name-asian="Arial"/>
    </style:style>
    <style:style style:family="text" style:name="aa43ad5">
      <style:text-properties fo:country="US" fo:font-weight="bold" fo:language="en" style:font-weight-asian="bold"/>
    </style:style>
    <style:style style:family="paragraph" style:name="a3acc3b" style:parent-style-name="Standard">
      <style:text-properties fo:country="US" fo:font-weight="bold" fo:language="en" style:font-weight-asian="bold"/>
    </style:style>
    <style:style style:family="text" style:name="a957075">
      <style:text-properties style:font-name-asian="Arial"/>
    </style:style>
    <style:style style:family="text" style:name="a165726">
      <style:text-properties fo:country="US" fo:font-weight="bold" fo:language="en" style:font-weight-asian="bold"/>
    </style:style>
    <style:style style:family="paragraph" style:name="a163acd" style:parent-style-name="Standard">
      <style:text-properties fo:country="US" fo:font-weight="bold" fo:language="en" style:font-weight-asian="bold"/>
    </style:style>
    <style:style style:family="text" style:name="acf5501">
      <style:text-properties style:font-name-asian="Arial"/>
    </style:style>
    <style:style style:family="text" style:name="a396eac">
      <style:text-properties fo:country="US" fo:font-weight="bold" fo:language="en" style:font-weight-asian="bold"/>
    </style:style>
    <style:style style:family="paragraph" style:name="a45ebf1" style:parent-style-name="Standard">
      <style:text-properties fo:country="US" fo:font-weight="bold" fo:language="en" style:font-weight-asian="bold"/>
    </style:style>
    <style:style style:family="paragraph" style:name="a843d61" style:parent-style-name="Standard">
      <style:paragraph-properties fo:line-height="150%" fo:margin-bottom="0.0mm" fo:margin-top="2.12mm"/>
      <style:text-properties fo:font-size="9.0pt" style:font-size-asian="9.0pt"/>
    </style:style>
    <style:style style:family="table-cell" style:name="af6972c">
      <style:table-cell-properties fo:border-bottom="0.26mm solid #80808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fb659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95bdf">
      <style:text-properties fo:font-weight="bold" style:font-weight-asian="bold"/>
    </style:style>
    <style:style style:family="text" style:name="a83ab6d">
      <style:text-properties fo:font-weight="bold" style:font-weight-asian="bold"/>
    </style:style>
    <style:style style:family="paragraph" style:name="aaa4457" style:parent-style-name="Standard">
      <style:paragraph-properties>
        <style:tab-stops>
          <style:tab-stop style:position="0.751cm"/>
        </style:tab-stops>
      </style:paragraph-properties>
      <style:text-properties/>
    </style:style>
    <style:style style:family="table-cell" style:name="a7be3f1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b77745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d9485">
      <style:text-properties fo:font-weight="bold" style:font-weight-asian="bold"/>
    </style:style>
    <style:style style:family="paragraph" style:name="a2962cd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ext" style:name="ad930f0">
      <style:text-properties fo:font-weight="bold" style:font-weight-asian="bold"/>
    </style:style>
    <style:style style:family="paragraph" style:name="a5f35e7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able-cell" style:name="a6b2987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638110">
      <style:table-row-properties style:row-height="10.53mm"/>
    </style:style>
    <style:style style:family="table-column" style:name="afec538">
      <style:table-column-properties style:rel-column-width="1*"/>
    </style:style>
    <style:style style:family="table-column" style:name="a88605c">
      <style:table-column-properties style:rel-column-width="33*"/>
    </style:style>
    <style:style style:family="table-column" style:name="af15ae3">
      <style:table-column-properties style:rel-column-width="1*"/>
    </style:style>
    <style:style style:family="table-column" style:name="aac0677">
      <style:table-column-properties style:rel-column-width="6*"/>
    </style:style>
    <style:style style:family="table-column" style:name="ae72070">
      <style:table-column-properties style:rel-column-width="3*"/>
    </style:style>
    <style:style style:family="table-column" style:name="a772126">
      <style:table-column-properties style:rel-column-width="7*"/>
    </style:style>
    <style:style style:family="table-column" style:name="a89b584">
      <style:table-column-properties style:rel-column-width="1*"/>
    </style:style>
    <style:style style:family="table-column" style:name="a3b9d3a">
      <style:table-column-properties style:rel-column-width="10*"/>
    </style:style>
    <style:style style:family="table-column" style:name="a4b0ad8">
      <style:table-column-properties style:rel-column-width="6*"/>
    </style:style>
    <style:style style:family="table-column" style:name="a05092d">
      <style:table-column-properties style:rel-column-width="3*"/>
    </style:style>
    <style:style style:family="table-column" style:name="af48e7f">
      <style:table-column-properties style:rel-column-width="7*"/>
    </style:style>
    <style:style style:family="table-column" style:name="a297ac5">
      <style:table-column-properties style:rel-column-width="23*"/>
    </style:style>
    <style:style style:family="table" style:name="aedd8a6">
      <style:table-properties fo:margin-left="-1.36mm" style:width="17.776cm" table:align="left"/>
    </style:style>
    <style:style style:family="paragraph" style:name="a23ad76" style:parent-style-name="Heading_20_1">
      <style:paragraph-properties/>
    </style:style>
    <text:list-style style:name="WW8StyleNum">
      <text:list-level-style-bullet text:bullet-char="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StyleNum1">
      <text:list-level-style-number style:num-format="1" style:num-suffix=")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number style:num-format="1" style:num-suffix="." text:display-levels="1" text:level="1" text:start-value="4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1" style:num-suffix="." text:display-levels="1" text:level="1" text:start-value="78">
        <style:list-level-properties text:list-level-position-and-space-mode="label-alignment">
          <style:list-level-label-alignment fo:margin-left="18.79mm" fo:text-indent="-12.44mm" text:label-followed-by="listtab" text:list-tab-stop-position="18.7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bullet text:bullet-char="" text:level="1">
        <style:list-level-properties text:list-level-position-and-space-mode="label-alignment">
          <style:list-level-label-alignment fo:margin-left="26.0mm" fo:text-indent="-7.99mm" text:label-followed-by="listtab" text:list-tab-stop-position="2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style:style style:family="paragraph" style:name="a1893e6" style:parent-style-name="Standard"/>
    <style:style style:family="text" style:name="a35fcae">
      <style:text-properties fo:country="US" fo:font-weight="bold" fo:language="en" style:font-name-asian="Arial" style:font-weight-asian="bold"/>
    </style:style>
    <style:style style:family="text" style:name="ac4292b">
      <style:text-properties fo:country="US" fo:font-weight="bold" fo:language="en" style:font-name-asian="Arial" style:font-weight-asian="bold"/>
    </style:style>
    <style:style style:family="paragraph" style:name="ad213c8" style:parent-style-name="Standard"/>
    <style:style style:family="text" style:name="ad160c5">
      <style:text-properties fo:country="US" fo:font-weight="bold" fo:language="en" style:font-name-asian="Arial" style:font-weight-asian="bold"/>
    </style:style>
    <style:style style:family="text" style:name="ab24e67">
      <style:text-properties fo:country="US" fo:font-weight="bold" fo:language="en" style:font-name-asian="Arial" style:font-weight-asian="bold"/>
    </style:style>
    <style:style style:family="paragraph" style:name="abd0281" style:parent-style-name="Standard"/>
    <style:style style:family="text" style:name="a129668">
      <style:text-properties fo:country="US" fo:font-weight="bold" fo:language="en" style:font-name-asian="Arial" style:font-weight-asian="bold"/>
    </style:style>
    <style:style style:family="text" style:name="a959710">
      <style:text-properties fo:country="US" fo:font-weight="bold" fo:language="en" style:font-name-asian="Arial" style:font-weight-asian="bold"/>
    </style:style>
    <style:style style:family="paragraph" style:name="abaed88" style:parent-style-name="Standard"/>
    <style:style style:family="text" style:name="a55628b">
      <style:text-properties fo:country="US" fo:font-weight="bold" fo:language="en" style:font-name-asian="Arial" style:font-weight-asian="bold"/>
    </style:style>
    <style:style style:family="text" style:name="ae7d466">
      <style:text-properties fo:country="US" fo:font-weight="bold" fo:language="en" style:font-name-asian="Arial" style:font-weight-asian="bold"/>
    </style:style>
    <style:style style:family="paragraph" style:name="a5dee91" style:parent-style-name="Standard"/>
    <style:style style:family="text" style:name="a81eb81">
      <style:text-properties fo:country="US" fo:font-weight="bold" fo:language="en" style:font-name-asian="Arial" style:font-weight-asian="bold"/>
    </style:style>
    <style:style style:family="text" style:name="add380c">
      <style:text-properties fo:country="US" fo:font-weight="bold" fo:language="en" style:font-name-asian="Arial" style:font-weight-asian="bold"/>
    </style:style>
    <style:style style:family="paragraph" style:name="ad9d23e" style:parent-style-name="Standard">
      <style:paragraph-properties fo:margin-bottom="2.12mm" fo:margin-top="2.12mm"/>
    </style:style>
    <style:style style:family="text" style:name="a9a00ea">
      <style:text-properties fo:country="US" fo:font-weight="bold" fo:language="en" style:font-name-asian="Arial" style:font-weight-asian="bold"/>
    </style:style>
    <style:style style:family="text" style:name="a55088b">
      <style:text-properties fo:country="US" fo:font-weight="bold" fo:language="en" style:font-name-asian="Arial" style:font-weight-asian="bold"/>
    </style:style>
    <style:style style:family="paragraph" style:name="a115cb3" style:parent-style-name="Standard"/>
    <style:style style:family="text" style:name="a16f2ac">
      <style:text-properties fo:country="US" fo:font-weight="bold" fo:language="en" style:font-name-asian="Arial" style:font-weight-asian="bold"/>
    </style:style>
    <style:style style:family="text" style:name="aab2e57">
      <style:text-properties fo:country="US" fo:font-weight="bold" fo:language="en" style:font-name-asian="Arial" style:font-weight-asian="bold"/>
    </style:style>
    <style:style style:family="paragraph" style:name="a3939b3" style:parent-style-name="Standard"/>
    <style:style style:family="text" style:name="ac3500f">
      <style:text-properties fo:country="US" fo:font-weight="bold" fo:language="en" style:font-name-asian="Arial" style:font-weight-asian="bold"/>
    </style:style>
    <style:style style:family="text" style:name="a5e1b08">
      <style:text-properties fo:country="US" fo:font-weight="bold" fo:language="en" style:font-name-asian="Arial" style:font-weight-asian="bold"/>
    </style:style>
    <style:style style:family="paragraph" style:name="aea11da" style:parent-style-name="Standard"/>
    <style:style style:family="text" style:name="adda3e5">
      <style:text-properties fo:country="US" fo:font-weight="bold" fo:language="en" style:font-name-asian="Arial" style:font-weight-asian="bold"/>
    </style:style>
    <style:style style:family="text" style:name="ab43368">
      <style:text-properties fo:country="US" fo:font-weight="bold" fo:language="en" style:font-name-asian="Arial" style:font-weight-asian="bold"/>
    </style:style>
    <style:style style:family="paragraph" style:name="a5aea82" style:parent-style-name="Standard"/>
    <style:style style:family="text" style:name="abd2251">
      <style:text-properties fo:country="US" fo:font-weight="bold" fo:language="en" style:font-name-asian="Arial" style:font-weight-asian="bold"/>
    </style:style>
    <style:style style:family="text" style:name="a582858">
      <style:text-properties fo:country="US" fo:font-weight="bold" fo:language="en" style:font-name-asian="Arial" style:font-weight-asian="bold"/>
    </style:style>
    <style:style style:family="paragraph" style:name="a8d58cd" style:parent-style-name="Standard"/>
    <style:style style:family="text" style:name="a4fa764">
      <style:text-properties fo:country="US" fo:font-weight="bold" fo:language="en" style:font-name-asian="Arial" style:font-weight-asian="bold"/>
    </style:style>
    <style:style style:family="text" style:name="a050658">
      <style:text-properties fo:country="US" fo:font-weight="bold" fo:language="en" style:font-name-asian="Arial" style:font-weight-asian="bold"/>
    </style:style>
    <style:style style:family="paragraph" style:name="a65b898" style:parent-style-name="Standard"/>
    <style:style style:family="text" style:name="a5f9633">
      <style:text-properties fo:country="US" fo:font-weight="bold" fo:language="en" style:font-name-asian="Arial" style:font-weight-asian="bold"/>
    </style:style>
    <style:style style:family="text" style:name="a904190">
      <style:text-properties fo:country="US" fo:font-weight="bold" fo:language="en" style:font-name-asian="Arial" style:font-weight-asian="bold"/>
    </style:style>
    <style:style style:family="paragraph" style:name="afb01c5" style:parent-style-name="Standard">
      <style:paragraph-properties fo:margin-bottom="0.0mm" fo:margin-top="2.12mm"/>
    </style:style>
    <style:style style:family="text" style:name="a2b4bb6">
      <style:text-properties fo:country="US" fo:font-weight="bold" fo:language="en" style:font-name-asian="Arial" style:font-weight-asian="bold"/>
    </style:style>
    <style:style style:family="text" style:name="a26bef0">
      <style:text-properties fo:country="US" fo:font-weight="bold" fo:language="en" style:font-name-asian="Arial" style:font-weight-asian="bold"/>
    </style:style>
    <style:style style:family="paragraph" style:name="a7ec7b2" style:parent-style-name="Standard">
      <style:paragraph-properties fo:margin-bottom="0.0mm" fo:margin-top="2.12mm"/>
    </style:style>
    <style:style style:family="text" style:name="acbb448">
      <style:text-properties fo:country="US" fo:font-weight="bold" fo:language="en" style:font-name-asian="Arial" style:font-weight-asian="bold"/>
    </style:style>
    <style:style style:family="text" style:name="ad78ebb">
      <style:text-properties fo:country="US" fo:font-weight="bold" fo:language="en" style:font-name-asian="Arial" style:font-weight-asian="bold"/>
    </style:style>
    <style:style style:family="paragraph" style:name="a13d286" style:parent-style-name="Standard">
      <style:paragraph-properties fo:margin-bottom="0.0mm" fo:margin-top="2.12mm"/>
    </style:style>
    <style:style style:family="text" style:name="a1bdb52">
      <style:text-properties fo:country="US" fo:font-weight="bold" fo:language="en" style:font-name-asian="Arial" style:font-weight-asian="bold"/>
    </style:style>
    <style:style style:family="text" style:name="aed3bee">
      <style:text-properties fo:country="US" fo:font-weight="bold" fo:language="en" style:font-name-asian="Arial" style:font-weight-asian="bold"/>
    </style:style>
    <style:style style:family="paragraph" style:name="ac20ee8" style:parent-style-name="Standard">
      <style:paragraph-properties fo:margin-bottom="0.0mm" fo:margin-top="2.12mm"/>
    </style:style>
    <style:style style:family="text" style:name="a561622">
      <style:text-properties fo:country="US" fo:font-weight="bold" fo:language="en" style:font-name-asian="Arial" style:font-weight-asian="bold"/>
    </style:style>
    <style:style style:family="text" style:name="a1eee00">
      <style:text-properties fo:country="US" fo:font-weight="bold" fo:language="en" style:font-name-asian="Arial" style:font-weight-asian="bold"/>
    </style:style>
    <style:style style:family="paragraph" style:name="a25ab7d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</style:style>
    <style:style style:family="text" style:name="a16e132">
      <style:text-properties fo:font-weight="bold" style:font-name-asian="Arial" style:font-weight-asian="bold"/>
    </style:style>
    <style:style style:family="text" style:name="ad48dff">
      <style:text-properties fo:font-weight="bold" style:font-name-asian="Arial" style:font-weight-asian="bold"/>
    </style:style>
    <style:style style:family="paragraph" style:name="a7eebd1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ext" style:name="a4450b0">
      <style:text-properties fo:country="US" fo:language="en" style:font-name-asian="Arial"/>
    </style:style>
    <style:style style:family="text" style:name="a342f57">
      <style:text-properties fo:country="US" fo:language="en" style:font-name-asian="Arial"/>
    </style:style>
    <style:style style:family="paragraph" style:name="a5195d8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ext" style:name="ab88eff">
      <style:text-properties fo:country="US" fo:language="en" style:font-name-asian="Arial"/>
    </style:style>
    <style:style style:family="text" style:name="add8c95">
      <style:text-properties fo:country="US" fo:language="en" style:font-name-asian="Arial"/>
    </style:style>
    <style:style style:family="paragraph" style:name="aeee64c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ext" style:name="ad6855e">
      <style:text-properties fo:country="US" fo:language="en" style:font-name-asian="Arial"/>
    </style:style>
    <style:style style:family="text" style:name="a865bba">
      <style:text-properties fo:country="US" fo:language="en" style:font-name-asian="Arial"/>
    </style:style>
  </office:automatic-styles>
  <office:body>
    <office:text>
      <text:p text:style-name="a23ad76">Formblatt Anzeige einer Änderung</text:p>
      <table:table table:style-name="aedd8a6">
        <table:table-column table:style-name="a297ac5"/>
        <table:table-column table:style-name="af48e7f"/>
        <table:table-column table:style-name="a05092d"/>
        <table:table-column table:style-name="a4b0ad8"/>
        <table:table-column table:style-name="a3b9d3a"/>
        <table:table-column table:style-name="a89b584"/>
        <table:table-column table:style-name="a772126"/>
        <table:table-column table:style-name="ae72070"/>
        <table:table-column table:style-name="aac0677"/>
        <table:table-column table:style-name="af15ae3"/>
        <table:table-column table:style-name="a88605c"/>
        <table:table-column table:style-name="afec538"/>
        <table:table-row table:style-name="a638110">
          <table:table-cell table:number-columns-spanned="11" table:style-name="a6b2987">
            <text:p text:style-name="a5f35e7"><text:s/><text:span text:style-name="ad930f0">Anzeige nach § 15 Abs. 1 BImSchG<text:s/></text:span></text:p>
            <text:p text:style-name="a2962cd"><text:s/><text:span text:style-name="aed9485">Anzeige gemäß § 4 Abs. 5 TEHG</text:span></text:p>
          </table:table-cell>
          <table:table-cell table:style-name="ab77745">
            <text:p text:style-name="Standard"/>
          </table:table-cell>
        </table:table-row>
        <table:table-row>
          <table:table-cell table:number-columns-spanned="11" table:style-name="a7be3f1">
            <text:p text:style-name="aaa4457"><text:span text:style-name="a83ab6d">1.</text:span><text:tab/><text:span text:style-name="a995bdf">Genehmigungsbehörde / Betreiber/in</text:span></text:p>
          </table:table-cell>
          <table:table-cell table:style-name="afb659e">
            <text:p text:style-name="Standard"/>
          </table:table-cell>
        </table:table-row>
        <table:table-row>
          <table:table-cell table:number-columns-spanned="5" table:style-name="af6972c">
            <text:p text:style-name="a843d61">Anschrift der Genehmigungsbehörde</text:p>
            <text:p text:style-name="a1893e6"><text:span text:style-name="ac4292b">  </text:span><text:span text:style-name="acf5501">  </text:span> </text:p>
            <text:p text:style-name="ad213c8"><text:span text:style-name="ab24e67">  </text:span><text:span text:style-name="a957075">  </text:span> </text:p>
            <text:p text:style-name="abd0281"><text:span text:style-name="a959710">  </text:span><text:span text:style-name="ab32d7e">  </text:span> </text:p>
            <text:p text:style-name="abaed88"><text:span text:style-name="ae7d466">  </text:span><text:span text:style-name="a5de7b4">  </text:span> </text:p>
            <text:p text:style-name="a5dee91"><text:span text:style-name="add380c">  </text:span><text:span text:style-name="ae866c6">  </text:span> </text:p>
            <text:p text:style-name="ad9d23e"><text:span text:style-name="a55088b">  </text:span><text:span text:style-name="a751f1a">  </text:span> </text:p>
          </table:table-cell>
          <table:table-cell table:number-columns-spanned="6" table:style-name="aae85c9">
            <text:p text:style-name="ab6109c">Eingangsvermerk der Genehmigungsbehörde</text:p>
            <text:p text:style-name="a48d0a0"/>
          </table:table-cell>
          <table:table-cell table:style-name="ad92f46">
            <text:p text:style-name="Standard"/>
          </table:table-cell>
        </table:table-row>
        <table:table-row table:style-name="a9c7ef3">
          <table:table-cell table:number-columns-spanned="5" table:style-name="ae3fb5c">
            <text:p text:style-name="ade0715"><draw:frame draw:style-name="af30c55" draw:z-index="2" svg:height="0.03mm" svg:width="76.23mm" svg:x="86.71mm" svg:y="30.71mm" text:anchor-type="as-char"><draw:text-box><text:p/></draw:text-box></draw:frame><draw:frame draw:style-name="ada518e" draw:z-index="1" svg:height="0.03mm" svg:width="76.23mm" svg:x="86.75mm" svg:y="19.0mm" text:anchor-type="as-char"><draw:text-box><text:p/></draw:text-box></draw:frame><draw:frame draw:style-name="aad47ee" svg:height="0.03mm" svg:width="76.23mm" svg:x="86.75mm" svg:y="7.0mm" text:anchor-type="as-char"><draw:text-box><text:p/></draw:text-box></draw:frame><text:span text:style-name="add4c9e">Name/Anschrift des Anlagenbetreibers / der Anlagen-betreiberin</text:span></text:p>
            <text:p text:style-name="a115cb3"><text:span text:style-name="aab2e57">  </text:span><text:span text:style-name="a0fdc57">  </text:span> </text:p>
            <text:p text:style-name="a3939b3"><text:span text:style-name="a5e1b08">  </text:span><text:span text:style-name="a8cf33e">  </text:span> </text:p>
            <text:p text:style-name="aea11da"><text:span text:style-name="ab43368">  </text:span><text:span text:style-name="a8178c2">  </text:span> </text:p>
            <text:p text:style-name="a5aea82"><text:span text:style-name="a582858">  </text:span><text:span text:style-name="a8695ae">  </text:span> </text:p>
            <text:p text:style-name="a8d58cd"><text:span text:style-name="a050658">  </text:span><text:span text:style-name="a2b2c6e">  </text:span> </text:p>
            <text:p text:style-name="a65b898"><text:span text:style-name="a904190">  </text:span><text:span text:style-name="a09f71c">  </text:span> </text:p>
            <text:p text:style-name="afb01c5"><text:span text:style-name="a26bef0">  </text:span><text:span text:style-name="a57bb53">  </text:span> </text:p>
          </table:table-cell>
          <table:table-cell table:number-columns-spanned="6" table:style-name="af9a842">
            <text:p text:style-name="a7ec7b2"><text:span text:style-name="ad78ebb">  </text:span><text:span text:style-name="a099cd4">  </text:span> </text:p>
            <text:p text:style-name="a0ebcef"><text:span text:style-name="a8681ee">Geschäftszeichen des Betreibers / der Betreiberin</text:span></text:p>
            <text:p text:style-name="a13d286"><text:span text:style-name="aed3bee">  </text:span><text:span text:style-name="a300ce6">  </text:span> </text:p>
            <text:p text:style-name="a0ae272">Abteilung</text:p>
            <text:p text:style-name="ac20ee8"><text:span text:style-name="a1eee00">  </text:span><text:span text:style-name="a8f6910">  </text:span> </text:p>
            <text:p text:style-name="ae8ab53">Bearbeiter/Ansprechpartner</text:p>
            <text:p text:style-name="aa74cc2"><text:span text:style-name="a7256e1">    </text:span><text:span text:style-name="a50a087"> </text:span><text:tab/><text:span text:style-name="ab8c030">     </text:span></text:p>
            <text:p text:style-name="aeb8adf"><draw:frame draw:style-name="a2c1247" draw:z-index="4" svg:height="0.03mm" svg:width="35.59mm" svg:x="39.48mm" svg:y="1.01mm" text:anchor-type="as-char"><draw:text-box><text:p/></draw:text-box></draw:frame><draw:frame draw:style-name="a011713" draw:z-index="3" svg:height="0.03mm" svg:width="33.05mm" svg:y="1.01mm" text:anchor-type="as-char"><draw:text-box><text:p/></draw:text-box></draw:frame><text:span text:style-name="a8bc0fc">Telefon<text:tab/>Telefax</text:span></text:p>
            <text:p text:style-name="a25ab7d"><text:span text:style-name="ad48dff">  </text:span><text:span text:style-name="abff3fc">  </text:span> </text:p>
            <text:p text:style-name="afa9446"><draw:frame draw:style-name="a420f5b" draw:z-index="5" svg:height="0.03mm" svg:width="76.23mm" svg:y="1.01mm" text:anchor-type="as-char"><draw:text-box><text:p/></draw:text-box></draw:frame>E-Mail</text:p>
          </table:table-cell>
          <table:table-cell table:style-name="aedcd8e">
            <text:p text:style-name="Standard"/>
          </table:table-cell>
        </table:table-row>
        <table:table-row table:style-name="ab9aaf6">
          <table:table-cell table:number-columns-spanned="11" table:style-name="a677cdb">
            <text:p text:style-name="a326f0d">2.<text:tab/>Bezeichnung/Zweck der Anlage in Anlehnung an die 4. BImSchV</text:p>
          </table:table-cell>
          <table:table-cell table:style-name="a237bb6">
            <text:p text:style-name="a6fda32"/>
          </table:table-cell>
        </table:table-row>
        <table:table-row table:style-name="a3b7027">
          <table:table-cell table:number-columns-spanned="11" table:style-name="a122d91">
            <text:p text:style-name="ada73a3"><text:span text:style-name="a42d096">    </text:span><text:span text:style-name="ada0f7f"> </text:span></text:p>
          </table:table-cell>
          <table:table-cell table:style-name="a63a977">
            <text:p text:style-name="Standard"/>
          </table:table-cell>
        </table:table-row>
        <table:table-row table:style-name="ade616c">
          <table:table-cell table:style-name="aee914e">
            <text:p text:style-name="a794fda">Nr.:<text:s/><text:span text:style-name="ad141be"><text:s/><text:s text:c="4"/></text:span></text:p>
          </table:table-cell>
          <table:table-cell table:number-columns-spanned="7" table:style-name="ad2df5c">
            <text:p text:style-name="a25854f">des Anhangs 1 der 4. BImSchV</text:p>
          </table:table-cell>
          <table:table-cell table:style-name="afc374e">
            <text:p text:style-name="abc52fb"/>
          </table:table-cell>
          <table:table-cell table:number-columns-spanned="2" table:style-name="aacf567">
            <text:p text:style-name="ad010a3">Anlage gemäß RL 2010/75/EU<text:s/></text:p>
            <text:p text:style-name="acc54f4">(IE-Anlage)</text:p>
          </table:table-cell>
          <table:table-cell table:style-name="a8dbf54">
            <text:p text:style-name="Standard"/>
          </table:table-cell>
        </table:table-row>
        <table:table-row table:style-name="afaa7e7">
          <table:table-cell table:number-columns-spanned="11" table:style-name="a698f99">
            <text:p text:style-name="ad0ed01"><text:span text:style-name="a408b4e">3.<text:tab/>Folgende Genehmigungen, Erlaubnisse, Ausnahmen etc. werden / wurden bei anderen Behörden beantragt:</text:span></text:p>
            <text:p text:style-name="acd2fa8"><text:span text:style-name="ab1e5a8"><text:tab/></text:span><text:s/><text:span text:style-name="ac81348">§§ 54, 64 HBO<text:tab/><text:s/></text:span><text:s/><text:span text:style-name="a665961">§ 63 WHG<text:tab/><text:s/><text:s/></text:span>§<text:span text:style-name="a53b549"> 41 Abs. 1 HWG</text:span></text:p>
            <text:p text:style-name="ae6083e"><text:span text:style-name="ad32df6"><text:tab/></text:span><text:s/><text:span text:style-name="a54ce6b">§ 13 Abs. 1 Nr. 1 BetrSichV (Dampfkesselanlagen)</text:span></text:p>
            <text:p text:style-name="a55a9e7"><text:span text:style-name="ad52f4e"><text:tab/></text:span><text:s/><text:span text:style-name="afd9ab3">§ 13 Abs. 1 Nr. 3 BetrSichV (Anlagen mit leicht- / hochentzündlichen Flüssigkeiten)</text:span></text:p>
            <text:p text:style-name="a4228e3"><text:s/><text:span text:style-name="ac51721"> </text:span><text:span text:style-name="a7395b0">    </text:span></text:p>
          </table:table-cell>
          <table:table-cell table:style-name="ae17001">
            <text:p text:style-name="ad694e7"/>
          </table:table-cell>
        </table:table-row>
        <table:table-row table:style-name="a928064">
          <table:table-cell table:number-columns-spanned="11" table:style-name="afef355">
            <text:p text:style-name="a5394f5"><text:span text:style-name="a1f0718">4.<text:tab/>Datum, Behörde und Geschäftszeichen der letzten Genehmigung(en) nach §§ 4 und 16 bzw. Anzeige nach § 67 Abs. 2 BImSchG, auf die sich die geplante Änderung bezieht</text:span></text:p>
            <text:p text:style-name="ac52f86"><text:span text:style-name="a641b4e"><text:tab/></text:span><text:span text:style-name="a2da93b">(Bereits vorliegende Anzeigen, Genehmigungen, Erlaubnisse u.ä. werden in Bezug genommen. Sie sind im beigefügten Formular 1/2<text:s/><text:s/>„Genehmigungsbestand der gesamten Anlage“ vollständig aufgelistet.)</text:span></text:p>
          </table:table-cell>
          <table:table-cell table:style-name="adda83e">
            <text:p text:style-name="a9c06bb"/>
          </table:table-cell>
        </table:table-row>
        <table:table-row table:style-name="a586796">
          <table:table-cell table:number-columns-spanned="3" table:style-name="ae17772">
            <text:p text:style-name="aeb1bcb">Behörde</text:p>
            <text:p text:style-name="a7eebd1"><text:span text:style-name="a342f57">  </text:span><text:span text:style-name="abb2b21">  </text:span> </text:p>
          </table:table-cell>
          <table:table-cell table:number-columns-spanned="7" table:style-name="a3ac917">
            <text:p text:style-name="a1e9fab">Aktenzeichen</text:p>
            <text:p text:style-name="a5195d8"><text:span text:style-name="add8c95">  </text:span><text:span text:style-name="a0b55cc">  </text:span> </text:p>
            <text:p text:style-name="a577c13"/>
          </table:table-cell>
          <table:table-cell table:style-name="a8ad292">
            <text:p text:style-name="aca1c7a">Datum</text:p>
            <text:p text:style-name="aeee64c"><text:span text:style-name="a865bba">  </text:span><text:span text:style-name="a734030">  </text:span> </text:p>
          </table:table-cell>
          <table:table-cell table:style-name="a1325db">
            <text:p text:style-name="ad98f22"/>
          </table:table-cell>
        </table:table-row>
        <table:table-row table:style-name="a8d65ee">
          <table:table-cell table:number-columns-spanned="11" table:style-name="a763ede">
            <text:p text:style-name="ac144dd"><text:span text:style-name="a5c3562">5.<text:tab/>Genauere Eingrenzungen des Anzeigegegenstandes (Projekts) unter Angabe der besonderen Merkmale der Anlage/Anlagenänderung (Kapazität, Leistung, Betriebsweise, Betriebszeiten, Typ, Lage etc.)</text:span></text:p>
          </table:table-cell>
          <table:table-cell table:style-name="a29fd18">
            <text:p text:style-name="a168e4a"/>
          </table:table-cell>
        </table:table-row>
        <table:table-row table:style-name="a459aaf">
          <table:table-cell table:number-columns-spanned="11" table:style-name="aa049cd">
            <text:p text:style-name="a4f744c"><text:span text:style-name="a5d3bcf"><text:s/><text:s text:c="3"/></text:span><text:span text:style-name="ae05c2d"><text:s/></text:span></text:p>
          </table:table-cell>
          <table:table-cell table:style-name="a336b1e">
            <text:p text:style-name="ab6c1d4"/>
          </table:table-cell>
        </table:table-row>
        <table:table-row table:style-name="aa52abe">
          <table:table-cell table:number-columns-spanned="11" table:style-name="a075457">
            <text:p text:style-name="aa68047"><text:span text:style-name="a1b4095">6.<text:tab/>Angaben zum Standort</text:span></text:p>
          </table:table-cell>
          <table:table-cell table:style-name="a9607b2">
            <text:p text:style-name="a5b25b3"/>
          </table:table-cell>
        </table:table-row>
        <table:table-row table:style-name="aa3b626">
          <table:table-cell table:number-columns-spanned="2" table:style-name="a988d9f">
            <text:p text:style-name="a3be2a1">Werk/Betrieb:</text:p>
          </table:table-cell>
          <table:table-cell table:number-columns-spanned="9" table:style-name="aca5e8c">
            <text:p text:style-name="a0c147e"><text:span text:style-name="a0e9594"><text:s/></text:span><text:span text:style-name="a868545"><text:s/><text:s text:c="3"/></text:span><text:span text:style-name="a9be9fc"><text:s/></text:span></text:p>
          </table:table-cell>
          <table:table-cell table:style-name="a9a4446">
            <text:p text:style-name="Standard"/>
          </table:table-cell>
        </table:table-row>
        <table:table-row table:style-name="a13fbd3">
          <table:table-cell table:number-columns-spanned="2" table:style-name="aadbfd6">
            <text:p text:style-name="a01a7c6">Straße, Hausnummer:</text:p>
          </table:table-cell>
          <table:table-cell table:number-columns-spanned="9" table:style-name="ae1614d">
            <text:p text:style-name="a1a4583"><text:span text:style-name="aa5260c"><text:s/></text:span><text:span text:style-name="a6334ff"><text:s/><text:s text:c="3"/></text:span><text:span text:style-name="abff123"><text:s/></text:span></text:p>
          </table:table-cell>
          <table:table-cell table:style-name="aaa7261">
            <text:p text:style-name="Standard"/>
          </table:table-cell>
        </table:table-row>
        <table:table-row table:style-name="adef674">
          <table:table-cell table:number-columns-spanned="2" table:style-name="ac82f8a">
            <text:p text:style-name="a885957">Postleitzahl, Ort:</text:p>
          </table:table-cell>
          <table:table-cell table:number-columns-spanned="9" table:style-name="a0bed63">
            <text:p text:style-name="a1b261e"><text:span text:style-name="aa87e66"><text:s/></text:span><text:span text:style-name="a316f0b"><text:s/><text:s text:c="3"/></text:span><text:span text:style-name="a3aff2a"><text:s/></text:span></text:p>
          </table:table-cell>
          <table:table-cell table:style-name="ae4ca8a">
            <text:p text:style-name="Standard"/>
          </table:table-cell>
        </table:table-row>
        <table:table-row table:style-name="af068c0">
          <table:table-cell table:number-columns-spanned="2" table:style-name="adaf9ca">
            <text:p text:style-name="acf2c45">Kreis/kreisfreie Stadt:</text:p>
          </table:table-cell>
          <table:table-cell table:number-columns-spanned="9" table:style-name="aad5bf8">
            <text:p text:style-name="a3585e8"><text:span text:style-name="ad343c3"><text:s/></text:span><text:span text:style-name="a552946"><text:s/><text:s text:c="3"/></text:span><text:span text:style-name="a2a89f7"><text:s/></text:span></text:p>
          </table:table-cell>
          <table:table-cell table:style-name="af0cffd">
            <text:p text:style-name="Standard"/>
          </table:table-cell>
        </table:table-row>
        <table:table-row table:style-name="a14113a">
          <table:table-cell table:number-columns-spanned="2" table:style-name="aab4ea0">
            <text:p text:style-name="ab89c4e">Gemarkung:</text:p>
          </table:table-cell>
          <table:table-cell table:number-columns-spanned="9" table:style-name="a11638d">
            <text:p text:style-name="ade995e"><text:span text:style-name="a22b65d"><text:s/></text:span><text:span text:style-name="a089a35"><text:s/><text:s text:c="3"/></text:span><text:span text:style-name="a62b5d6"><text:s/></text:span></text:p>
          </table:table-cell>
          <table:table-cell table:style-name="ab75a68">
            <text:p text:style-name="Standard"/>
          </table:table-cell>
        </table:table-row>
        <table:table-row table:style-name="a826d9c">
          <table:table-cell table:number-columns-spanned="2" table:style-name="a4eb1d8">
            <text:p text:style-name="a104c08">Flur:</text:p>
          </table:table-cell>
          <table:table-cell table:number-columns-spanned="9" table:style-name="a83e306">
            <text:p text:style-name="a8d63ec"><text:span text:style-name="a7a9a2d"><text:s/></text:span><text:span text:style-name="a083d2e"><text:s/><text:s text:c="3"/></text:span><text:span text:style-name="af5eb1a"><text:s/></text:span></text:p>
          </table:table-cell>
          <table:table-cell table:style-name="a570265">
            <text:p text:style-name="Standard"/>
          </table:table-cell>
        </table:table-row>
        <table:table-row table:style-name="ac0e921">
          <table:table-cell table:number-columns-spanned="2" table:style-name="a1d0903">
            <text:p text:style-name="ac055cc">Flurstück:</text:p>
          </table:table-cell>
          <table:table-cell table:number-columns-spanned="9" table:style-name="a8594a1">
            <text:p text:style-name="ae19805"><text:span text:style-name="a8e8d87"><text:s/></text:span><text:span text:style-name="a4bf6e5"><text:s/><text:s text:c="3"/></text:span><text:span text:style-name="a9ced7b"><text:s/></text:span></text:p>
          </table:table-cell>
          <table:table-cell table:style-name="a25305e">
            <text:p text:style-name="Standard"/>
          </table:table-cell>
        </table:table-row>
        <table:table-row table:style-name="a11256e">
          <table:table-cell table:number-columns-spanned="2" table:style-name="ac3357d">
            <text:p text:style-name="a8ef1a3">Gebäudebezeichnung</text:p>
            <text:p text:style-name="aff5af1">gem. Werks-/Lageplan</text:p>
          </table:table-cell>
          <table:table-cell table:number-columns-spanned="9" table:style-name="a813955">
            <text:p text:style-name="a54e5ff"><text:span text:style-name="a1af201"><text:s/></text:span><text:span text:style-name="aa2cb35"><text:s/><text:s text:c="3"/></text:span><text:span text:style-name="a30cdd2"><text:s/></text:span></text:p>
          </table:table-cell>
          <table:table-cell table:style-name="a7ff570">
            <text:p text:style-name="Standard"/>
          </table:table-cell>
        </table:table-row>
        <table:table-row table:style-name="af7ffe3">
          <table:table-cell table:number-columns-spanned="2" table:style-name="a97c100">
            <text:p text:style-name="a23d849">:</text:p>
          </table:table-cell>
          <table:table-cell table:number-columns-spanned="9" table:style-name="a12c012">
            <text:p text:style-name="a61a50b"/>
          </table:table-cell>
          <table:table-cell table:style-name="a939a94">
            <text:p text:style-name="Standard"/>
          </table:table-cell>
        </table:table-row>
        <table:table-row table:style-name="a9f649d">
          <table:table-cell table:number-columns-spanned="12" table:style-name="a4a2d51">
            <text:p text:style-name="a61a971"><text:span text:style-name="a6530f1">7.</text:span><text:tab/><text:span text:style-name="a26d5a4">Die Gesamtkosten (Gesamtbaukosten und Einrichtungskosten) werden voraussichtlich</text:span></text:p>
          </table:table-cell>
        </table:table-row>
        <table:table-row table:style-name="a25eb06">
          <table:table-cell table:number-columns-spanned="4" table:style-name="a1cd0f4">
            <text:p text:style-name="ac6f87c"/>
          </table:table-cell>
          <table:table-cell table:number-columns-spanned="3" table:style-name="a61ca76">
            <text:p text:style-name="a9861fa"><text:span text:style-name="a7bbac3"><text:s/><text:s text:c="3"/></text:span><text:span text:style-name="a4d1ffc"><text:s/></text:span></text:p>
          </table:table-cell>
          <table:table-cell table:number-columns-spanned="5" table:style-name="a6c7286">
            <text:p text:style-name="ab23dd4">Euro betragen.</text:p>
          </table:table-cell>
        </table:table-row>
        <table:table-row table:style-name="ac44ca7">
          <table:table-cell table:number-columns-spanned="12" table:style-name="a7327d6">
            <text:p text:style-name="ac35a8b"><text:tab/>In diesen Kosten ist die Umsatzsteuer/Mehrwertsteuer<text:s/><text:span text:style-name="a4aa23c">nicht</text:span><text:s/>enthalten.</text:p>
            <text:p text:style-name="a1b540f"/>
          </table:table-cell>
        </table:table-row>
        <table:table-row table:style-name="a01abac">
          <table:table-cell table:number-columns-spanned="12" table:style-name="a52fc3e">
            <text:p text:style-name="aee675c"><text:tab/>Registriertes Unternehmen nach EMAS<text:tab/><text:tab/><text:s/><text:s/>ja<text:tab/><text:tab/><text:s/><text:s/>nein</text:p>
            <text:p text:style-name="a7146f6"><text:tab/>Datum der letzten Standorteintragung<text:tab/><text:tab/><text:span text:style-name="aa2583d">     </text:span></text:p>
          </table:table-cell>
        </table:table-row>
        <table:table-row table:style-name="a329ae1">
          <table:table-cell table:number-columns-spanned="12" table:style-name="a11f7b2">
            <text:p text:style-name="a104e93"><text:span text:style-name="a7d47a4">8.<text:tab/>Dem Antrag sind folgende Unterlagen gemäß § 15 i.V.m § 10 Abs. 1 Satz 2 BImSchG beizufügen</text:span>:</text:p>
            <text:p text:style-name="a39369c">.</text:p>
          </table:table-cell>
        </table:table-row>
        <table:table-row table:style-name="a9aa928">
          <table:table-cell table:number-columns-spanned="12" table:style-name="add05e0">
            <text:list text:continue-numbering="true" text:style-name="WW8Num12" xml:id="list8391870865211098073">
              <text:list-item>
                <text:p text:style-name="a283dd5">Formular 1/2<text:s/><text:s/>„Genehmigungsbestand der gesamten Anlage“</text:p>
              </text:list-item>
            </text:list>
            <text:list text:continue-numbering="true" text:style-name="WW8Num12" xml:id="list8391870865211098073">
              <text:list-item>
                <text:p text:style-name="aeaa0a3">Textliche Beschreibung der geplanten Änderungen<text:s/></text:p>
              </text:list-item>
            </text:list>
            <text:list text:continue-numbering="true" text:style-name="WW8Num12" xml:id="list8391870865211098073">
              <text:list-item>
                <text:p text:style-name="ad5ab8d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<text:s/></text:p>
              </text:list-item>
            </text:list>
            <text:list text:continue-numbering="true" text:style-name="WW8Num12" xml:id="list8391870865211098073">
              <text:list-item>
                <text:p text:style-name="a5e95ea">Beschreibung der Auswirkungen der geplanten Änderung auf die Schutzgüter des BImSchG</text:p>
              </text:list-item>
            </text:list>
          </table:table-cell>
        </table:table-row>
        <table:table-row table:style-name="a057f79">
          <table:table-cell table:number-columns-spanned="12" table:style-name="a31fa3c">
            <text:p text:style-name="adbe648"><text:span text:style-name="ace19ef">9.</text:span><text:tab/>Unterschrift des Betreibers / der Betreiberin</text:p>
          </table:table-cell>
        </table:table-row>
        <table:table-row table:style-name="a6d3d13">
          <table:table-cell table:number-columns-spanned="6" table:style-name="afe2877">
            <text:p text:style-name="a335f6d"><text:span text:style-name="ac0755a"><text:s/><text:s text:c="3"/></text:span><text:s/></text:p>
          </table:table-cell>
          <table:table-cell table:number-columns-spanned="6" table:style-name="aa1cc78">
            <text:p text:style-name="a1c06dc"><text:span text:style-name="a38061a"><text:s/><text:s text:c="3"/></text:span><text:s/></text:p>
          </table:table-cell>
        </table:table-row>
        <table:table-row table:style-name="a79057b">
          <table:table-cell table:number-columns-spanned="6" table:style-name="a9c2a95">
            <text:p text:style-name="a9962c5">Unterschrift</text:p>
          </table:table-cell>
          <table:table-cell table:number-columns-spanned="6" table:style-name="a76fa27">
            <text:p text:style-name="Standard">Ort, Datum</text:p>
          </table:table-cell>
        </table:table-row>
      </table:table>
      <text:p text:style-name="a96d92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inz1" style:parent-style-name="Standard">
      <style:paragraph-properties fo:margin-left="15.01mm" fo:margin-right="0.0mm" fo:text-indent="-2.5mm">
        <style:tab-stops>
          <style:tab-stop style:position="1.501cm"/>
        </style:tab-stops>
      </style:paragraph-properties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display-name="Table Contents" style:family="paragraph" style:name="Table_20_Contents" style:parent-style-name="Standard"/>
    <style:style style:family="paragraph" style:name="Footnote" style:parent-style-name="Standard">
      <style:paragraph-properties fo:margin-left="4.99mm" fo:margin-right="0.0mm" fo:text-indent="-4.99mm"/>
      <style:text-properties fo:font-size="8.0pt" style:font-size-asian="8.0pt"/>
    </style:style>
    <style:style style:display-name="Macro Text" style:family="paragraph" style:name="Macro_20_Text" style:parent-style-name="default_paragraph_style">
      <style:paragraph-properties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Index" style:parent-style-name="Standard">
      <style:text-properties style:font-name-complex="FreeSans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lz" style:parent-style-name="Standard">
      <style:text-properties fo:font-size="12.0pt" style:font-name="Courier New" style:font-name-complex="Courier New" style:font-size-asian="12.0pt"/>
    </style:style>
    <style:style style:display-name="Balloon Text" style:family="paragraph" style:name="Balloon_20_Text" style:parent-style-name="Standard">
      <style:text-properties fo:font-size="8.0pt" style:font-name="Tahoma" style:font-name-complex="Tahoma" style:font-size-asian="8.0pt"/>
    </style:style>
    <style:style style:default-outline-level="1" style:display-name="Heading 1" style:family="paragraph" style:name="Heading_20_1" style:next-style-name="Standard" style:parent-style-name="Standard">
      <style:paragraph-properties fo:margin-bottom="4.23mm" fo:margin-left="4.0mm" fo:margin-right="0.0mm" fo:margin-top="0.0mm" fo:text-indent="0.0mm"/>
      <style:text-properties fo:font-size="12.0pt" fo:font-weight="bold" style:font-size-asian="12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etikett1" style:parent-style-name="default_paragraph_style">
      <style:paragraph-properties fo:margin-bottom="0.0mm" fo:margin-left="1.59mm" fo:margin-right="1.59mm" fo:margin-top="1.96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tikett" style:parent-style-name="default_paragraph_style">
      <style:paragraph-properties fo:margin-left="1.59mm" fo:margin-right="1.59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display-name="Contents 1" style:family="paragraph" style:name="Contents_20_1" style:next-style-name="Standard" style:parent-style-name="Standard">
      <style:paragraph-properties>
        <style:tab-stops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Unterpunkt" style:parent-style-name="default_paragraph_style">
      <style:paragraph-properties fo:line-height="4.94mm" fo:margin-bottom="0.0mm" fo:margin-left="4.99mm" fo:margin-right="0.0mm" fo:margin-top="2.47mm" fo:text-indent="-4.99mm">
        <style:tab-stops>
          <style:tab-stop style:position="0.501cm"/>
        </style:tab-stops>
      </style:paragraph-properties>
      <style:text-properties fo:country="DE" fo:font-size="12.0pt" fo:font-weight="bold" fo:language="de" style:font-name="CG Times (W1)" style:font-name-asian="Times New Roman" style:font-name-complex="CG Times (W1)" style:font-size-asian="12.0pt" style:font-weight-asian="bold" style:use-window-font-color="true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7z2" style:parent-style-name="default_character_style">
      <style:text-properties style:font-name="Wingdings" style:font-name-complex="Wingdings"/>
    </style:style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9z0" style:parent-style-name="default_character_style">
      <style:text-properties style:font-name="Symbol" style:font-name-complex="Symbol"/>
    </style:style>
    <style:style style:display-name="Footnote Symbol" style:family="text" style:name="Footnote_20_Symbol" style:parent-style-name="default_character_style">
      <style:text-properties fo:font-size="10.0pt" style:font-name="Arial" style:font-name-complex="Arial" style:font-size-asian="10.0pt" style:text-position="super"/>
    </style:style>
    <style:style style:family="text" style:name="WW8Num1zfalse" style:parent-style-name="default_character_style"/>
    <style:style style:display-name="Default Paragraph Font" style:family="text" style:name="Default_20_Paragraph_20_Font" style:parent-style-name="default_character_style"/>
    <style:style style:display-name="Page Number" style:family="text" style:name="Page_20_Number" style:parent-style-name="Default_20_Paragraph_20_Font"/>
    <style:style style:family="text" style:name="FeldK" style:parent-style-name="default_character_style">
      <style:text-properties fo:font-size="10.0pt" fo:font-weight="bold" style:font-name="Courier New" style:font-name-complex="Courier New" style:font-size-asian="10.0pt" style:font-weight-asian="bold"/>
    </style:style>
    <style:style style:family="text" style:name="FeldZ" style:parent-style-name="default_character_style">
      <style:text-properties fo:country="US" fo:font-size="10.0pt" fo:font-weight="bold" fo:language="en" style:font-name="Courier New" style:font-name-complex="Courier New" style:font-size-asian="10.0pt" style:font-weight-asian="bold" style:text-underline-style="none"/>
    </style:style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3z0" style:parent-style-name="default_character_style">
      <style:text-properties style:font-name="Symbol" style:font-name-complex="Symbo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ztrue" style:parent-style-name="default_character_style"/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style:font-name="Symbol" style:font-name-complex="Symbol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0" style:parent-style-name="default_character_style">
      <style:text-properties fo:font-weight="bold" style:font-weight-asian="bold"/>
    </style:style>
    <style:style style:family="text" style:name="WW8Num4ztrue" style:parent-style-name="default_character_style"/>
    <style:style style:family="text" style:name="WW8Num10z0" style:parent-style-name="default_character_style">
      <style:text-properties style:font-name="Symbol" style:font-name-complex="Symbol"/>
    </style:style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26b3a0" style:parent-style-name="Header">
      <style:paragraph-properties fo:text-align="right"/>
    </style:style>
    <style:style style:family="paragraph" style:name="a8a4c66" style:parent-style-name="Header">
      <style:paragraph-properties fo:text-align="right"/>
    </style:style>
  </office:automatic-styles>
  <office:master-styles>
    <style:master-page style:name="Standard">
      <style:header>
        <text:p text:style-name="a8a4c66">Stand: August 2013</text:p>
        <text:p text:style-name="Header"/>
      </style:header>
    </style:master-page>
    <style:master-page style:name="First_20_Page">
      <style:header>
        <text:p text:style-name="a26b3a0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6</dc:date>
    <meta:editing-cycles>2</meta:editing-cycles>
    <meta:editing-duration>PT0.138S</meta:editing-duration>
  </office:meta>
</office:document-meta>
</file>